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nux Libertine" svg:font-family="'Linux Libertine', Georgia, Times, 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none"/>
    </style:style>
    <style:style style:name="P8" style:family="paragraph" style:parent-style-name="Text_20_body">
      <style:paragraph-properties fo:text-align="justify" style:justify-single-word="false" fo:break-before="page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text-properties fo:font-variant="normal" fo:text-transform="none" fo:color="#000000" style:font-name="Linux Libertine" fo:letter-spacing="normal" fo:language="en" fo:country="none" fo:font-style="normal" fo:font-weight="normal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4718e" style:text-line-through-style="none" style:font-name="Helvetica Neue" fo:font-size="10.5pt" fo:letter-spacing="normal" fo:font-style="normal" style:text-underline-style="none" fo:font-weight="normal" style:text-blinking="false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IRC2</text:p>
      <text:h text:style-name="P11" text:outline-level="1">Notes et compléments de cours</text:h>
      <text:p text:style-name="P2"/>
      <text:p text:style-name="P2">Profs :</text:p>
      <text:p text:style-name="P2"><text:a xlink:type="simple" xlink:href="http://www.irit.fr/-Annuaire-?lang=fr&amp;code=150"><text:span text:style-name="T2">Marie-Pierre Gleizes</text:span></text:a></text:p>
      <text:p text:style-name="P9"><text:a xlink:type="simple" xlink:href="http://www.irit.fr/-Annuaire-?lang=fr&amp;code=986"><text:span text:style-name="T2">Jean-Pierre Georgé</text:span></text:a></text:p>
      <text:p text:style-name="P9"><text:a xlink:type="simple" xlink:href="http://www.irit.fr/-Annuaire-?lang=fr&amp;code=5355"><text:span text:style-name="T2">Tom Jorquera</text:span></text:a></text:p>
      <text:p text:style-name="P2"/>
      <text:p text:style-name="P8">Stigmergy=influencé par le travail des autres (<text:span text:style-name="T3">danse des abeilles</text:span>)</text:p>
      <text:p text:style-name="P3"/>
      <text:p text:style-name="P3">Architecture de subsomption</text:p>
      <text:p text:style-name="P3"/>
      <text:p text:style-name="P3">Monte Carlo </text:p>
      <text:p text:style-name="P3"/>
      <text:p text:style-name="P3">ad hoc </text:p>
      <text:p text:style-name="P3"/>
      <text:p text:style-name="P3">Problems and exercices carrying heavy box</text:p>
      <text:p text:style-name="P3"/>
      <text:p text:style-name="P3">problemes parallelismes interblocages : dining philosopher</text:p>
      <text:p text:style-name="P3"/>
      <text:p text:style-name="P3">Archi déliberatives (raisonner) </text:p>
      <text:p text:style-name="P3"/>
      <text:p text:style-name="P3">overlapping</text:p>
      <text:p text:style-name="P3"/>
      <text:p text:style-name="P3">ontology=descriptif de domaine</text:p>
      <text:p text:style-name="P3">ethologue</text:p>
      <text:p text:style-name="P3"/>
      <text:p text:style-name="P3">stochastique</text:p>
      <text:h text:style-name="P13" text:outline-level="1">Fourmis :algo ACO</text:h>
      <text:h text:style-name="P12" text:outline-level="1"><text:bookmark text:name="firstHeading"/>Ant colony optimization algorithms</text:h>
      <text:p text:style-name="Text_20_body"/>
      <text:p text:style-name="P3">Phéromones (communication à travers l’environnement):</text:p>
      <text:p text:style-name="P3"/>
      <text:p text:style-name="P3">evaporation efface les mauvais chemins</text:p>
      <text:p text:style-name="P3">Plus les fourmis passent par un chemin plus il est marqué</text:p>
      <text:p text:style-name="P3"/>
      <text:p text:style-name="P3">engorgement des autres, si trop de fourmis à un endroit on entasse un peu plus loin</text:p>
      <text:p text:style-name="P3">(ça forme des arches, des espaces)</text:p>
      <text:p text:style-name="P3"/>
      <text:p text:style-name="P3"/>
      <text:p text:style-name="P3"/>
      <text:p text:style-name="P3">Etre capable de faire :</text:p>
      <text:p text:style-name="P3"/>
      <text:p text:style-name="P5">Comportements :</text:p>
      <text:p text:style-name="P4">Evitement obstacle (pas seulement repartir plus loin mais contourner)</text:p>
      <text:p text:style-name="P3">Exploration (elles savent rentrer au nid)</text:p>
      <text:p text:style-name="P3">Detection</text:p>
      <text:p text:style-name="P3">collecte</text:p>
      <text:p text:style-name="P3">Retourner au nid</text:p>
      <text:p text:style-name="P3">Deposer de la nourriture</text:p>
      <text:p text:style-name="P3">Marquer des phéromones</text:p>
      <text:p text:style-name="P3">Détecter des phéromones</text:p>
      <text:p text:style-name="P3">Gestion de la fatigue</text:p>
      <text:p text:style-name="P3"/>
      <text:p text:style-name="P3">On dit que l' évitement d'obstacle <text:span text:style-name="T1">subsume</text:span> les autres règles</text:p>
      <text:p text:style-name="P3"/>
      <text:p text:style-name="P5">Regles :</text:p>
      <text:p text:style-name="P5"/>
      <text:p text:style-name="P7">Condition → Action ou comportement</text:p>
      <text:p text:style-name="P3">Etat agent</text:p>
      <text:p text:style-name="P3">+perception</text:p>
      <text:p text:style-name="P3"/>
      <text:p text:style-name="P3"/>
      <text:p text:style-name="P3"><text:soft-page-break/>fourrager = amasser</text:p>
      <text:p text:style-name="P3"/>
      <text:p text:style-name="P3"/>
      <text:p text:style-name="P6">Robots qui traversent les couloirs :</text:p>
      <text:p text:style-name="P6"/>
      <text:p text:style-name="P3">Il faut éviter les zones de conflits (chacun perçoit les zones de conflits)</text:p>
      <text:p text:style-name="P3"/>
      <text:p text:style-name="P3">Il faut que les zones de conflits s'évitent assez vite.</text:p>
      <text:p text:style-name="P3"/>
      <text:p text:style-name="P3">Le marquage individuel dépend des autres. (chocs)</text:p>
      <text:p text:style-name="P3"/>
      <text:p text:style-name="P3">Monte Carlo ?</text:p>
      <text:p text:style-name="P3"/>
      <text:p text:style-name="P3">Roboticiens : plus grosses boites -&gt; plus gros robots</text:p>
      <text:p text:style-name="P3"/>
      <text:p text:style-name="P3">ad hoc = spécifique</text:p>
      <text:p text:style-name="P3"/>
      <text:p text:style-name="P3">ingénieur : collaboration de robots</text:p>
      <text:p text:style-name="P3"/>
      <text:p text:style-name="P3">Il faut se rendre compte que boite de différents poids</text:p>
      <text:p text:style-name="P3"/>
      <text:p text:style-name="P3">Il faut être capable de communiquer (protocole, robots hétérogènes?)</text:p>
      <text:p text:style-name="P3"/>
      <text:p text:style-name="P3">comportement des robots (definir des regles)</text:p>
      <text:p text:style-name="P3"/>
      <text:p text:style-name="P3">Appel à l'aide pour transporter ds boites ?</text:p>
      <text:p text:style-name="P3"/>
      <text:p text:style-name="P3">Garder l'appel en mémoire ?</text:p>
      <text:p text:style-name="P3"/>
      <text:p text:style-name="P3">Demander si la demande d'aide est toujours valide</text:p>
      <text:p text:style-name="P3"/>
      <text:p text:style-name="P3">SOLUTION EXPLICITE</text:p>
      <text:p text:style-name="P3"/>
      <text:p text:style-name="P3">(Negociation?) Voiture qui se gare automatiquement</text:p>
      <text:p text:style-name="P3"/>
      <text:p text:style-name="P3">Solution 1 : ad hoc (robot engineer)</text:p>
      <text:p text:style-name="P3"/>
      <text:p text:style-name="P3"><text:soft-page-break/>Solution 2 explicit (computeur enginieur)</text:p>
      <text:p text:style-name="P3"/>
      <text:p text:style-name="P3">-sensors, communications, negociations</text:p>
      <text:p text:style-name="P3"/>
      <text:p text:style-name="P3">Solution 3 : Emergent (AI PhD)</text:p>
      <text:p text:style-name="P3">-timer</text:p>
      <text:p text:style-name="P10"/>
      <text:p text:style-name="P3"/>
      <text:p text:style-name="P3">Différentes organisations</text:p>
      <text:p text:style-name="P3"/>
      <text:p text:style-name="P3">-hiérarchique (militaire)</text:p>
      <text:p text:style-name="P3">localisation imediate, reduction des coms*</text:p>
      <text:p text:style-name="P3">pas de reorganisation possible, peu d'autonomie des agents de bas niveaux, contrôles centralisées, peu robustes, pb avec la distribution spatiale</text:p>
      <text:p text:style-name="P3"/>
      <text:p text:style-name="P3">-un seul niveau</text:p>
      <text:p text:style-name="P3">systemes ouverts, autonomie</text:p>
      <text:p text:style-name="P3"/>
      <text:p text:style-name="P3">communications importantes, mécanismes de localisation et réorganisation dynamique</text:p>
      <text:p text:style-name="P3"/>
      <text:p text:style-name="P3">-déliberatives (raisonner) </text:p>
      <text:p text:style-name="P3">auto organisation, les entités régulent leurs parametres pour arriver à un écosysteme stable.</text:p>
      <text:p text:style-name="P3"/>
      <text:p text:style-name="P3">SMAS (Systemes multi agents)</text:p>
      <text:p text:style-name="P3"/>
      <text:p text:style-name="P3">overlapping</text:p>
      <text:p text:style-name="P3"/>
      <text:p text:style-name="P3">3 sous groupes pour fourmis fourageuse : exploratrice...</text:p>
      <text:p text:style-name="P3"/>
      <text:p text:style-name="P3"/>
      <text:p text:style-name="P8">logique des prédicats</text:p>
      <text:p text:style-name="P3"/>
      <text:p text:style-name="P3">logique des défauts (voir pol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inux Libertine" svg:font-family="'Linux Libertine', Georgia, Times, 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4-08T00:44:22</meta:creation-date>
    <dc:date>2014-04-08T02:30:20</dc:date>
    <dc:creator>JackDanny </dc:creator>
    <meta:editing-duration>PT1H32M46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6" meta:paragraph-count="76" meta:word-count="377" meta:character-count="2592" meta:non-whitespace-character-count="2287"/>
  </office:meta>
</office:document-meta>
</file>